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font-weight="bold" style:font-weight-asian="bold" style:font-weight-complex="bold"/>
    </style:style>
    <style:style style:name="P4" style:family="paragraph" style:parent-style-name="Standard">
      <style:text-properties style:font-name="Verdana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fgabe 01</text:h>
      <text:h text:style-name="Heading_20_2" text:outline-level="2">Konzept</text:h>
      <text:p text:style-name="P1">Abgabe bis: Immer auf den gleichwöchigen Donnerstag, in diesem Fall <text:span text:style-name="T1">bis <text:s/>28.03, bis 18 Uhr</text:span></text:p>
      <text:p text:style-name="P1"/>
      <text:p text:style-name="P1">Malt ein kleines Konzept für den Aufgabenteil 2. Kein Meisterwerk, einfach ein kleines Scribble wie ihr Elemente wohin platzieren werdet.</text:p>
      <text:p text:style-name="P1"/>
      <text:p text:style-name="P1">Das Konzept muss dann im Steckbrief verlinkt sein. Benutzt dafür entweder einen relativen oder absoluten Link.</text:p>
      <text:p text:style-name="P1"/>
      <text:h text:style-name="Heading_20_2" text:outline-level="2">Aufgabenteil 1</text:h>
      <text:h text:style-name="Heading_20_3" text:outline-level="3">Updaten des Steckbriefes</text:h>
      <text:p text:style-name="P1"/>
      <text:p text:style-name="P1">Abgabe bis Sonntag der gleichen Woche, in diesem Fall <text:span text:style-name="T1">bis 31.03, 18 Uhr</text:span>.</text:p>
      <text:p text:style-name="P1"/>
      <text:p text:style-name="P1">Eure Steckbriefe sind bisher noch sehr Standardgemäß. Fügt ein neues Profilbild ein, indem ihr das vorhandene ersetzt. Bildmaße sollen dabei gleich sein!</text:p>
      <text:p text:style-name="P1"/>
      <text:p text:style-name="P1">Eure Steckbrief.htm ist ebenfalls noch nicht aktuell. Ersetzt den Text in den Kenntnissen zu euren vorhandenen Kenntnissen.</text:p>
      <text:p text:style-name="P1">[Falls ihr keine HTML-Kenntnisse besitzt, schreibt andere, möglicherweise relevanten dazu.]</text:p>
      <text:p text:style-name="P1"/>
      <text:h text:style-name="Heading_20_2" text:outline-level="2">Aufgabenteil 2</text:h>
      <text:h text:style-name="Heading_20_3" text:outline-level="3">Eure (beinahe) erste HTML-Datei</text:h>
      <text:p text:style-name="P1"/>
      <text:p text:style-name="P1">Abgabe bis Sonntag der gleichen Woche, in diesem Fall <text:span text:style-name="T1">bis 31.03, 18 Uhr</text:span>.</text:p>
      <text:p text:style-name="P1"/>
      <text:p text:style-name="P1">Baut eine weitere, simple .HTML-Datei zusammen. Benutzt dabei 3 Inline- und 3 Block-Elemente aus der Vorlesung und füllt diese mit "Lorem-Ipsum"-Fülltext.</text:p>
      <text:p text:style-name="P1"/>
      <text:p text:style-name="P1">Die index.html soll sich dabei in einem eigenen Ordner befinden, welcher "Aufgabe_01" heißen soll. Dieser Ordner soll sich dabei auf der gleichen Ebene wie der Steckbrief-Ordner befinden.</text:p>
      <text:p text:style-name="P1"/>
      <text:p text:style-name="P1">Verlinkt diese Datei in eurem Steckbrief als </text:p>
      <text:p text:style-name="P3">"&lt;a href="../Aufgabe_01/index.html"&gt; Aufgabe 01 &lt;/a&gt;"</text:p>
      <text:p text:style-name="P1">Benutzt dafür den auskommentierten Link in der Steckbrief-Datei. Bitte <text:soft-page-break/>beachtet die dort stehenden Informationen für weitere Aufgaben-Verlinkungen</text:p>
      <text:h text:style-name="Heading_20_3" text:outline-level="3">Kleine Hilfe</text:h>
      <text:p text:style-name="P1">So (oder so ungefähr) sollte euer Repo dann aussehen. Dateien mit / am Ende des Namens sind dabei Ordner.</text:p>
      <text:p text:style-name="P1"/>
      <text:p text:style-name="P1">Aus dem vorherigen Praktikum: <text:span text:style-name="T2">index.html </text:span><text:span text:style-name="T5">und</text:span><text:span text:style-name="T2"> Steckbrief/ </text:span><text:span text:style-name="T6">und</text:span><text:span text:style-name="T2"> steckbrief.htm</text:span></text:p>
      <text:p text:style-name="P1">In dieser Woche neu: <text:span text:style-name="T1">Aufgabe_01/</text:span> und <text:span text:style-name="T1">index.html</text:span> und <text:span text:style-name="T1">konzept.png</text:span></text:p>
      <text:p text:style-name="P1"/>
      <text:p text:style-name="P1">EuerGithubRepo.github.io/</text:p>
      <text:p text:style-name="P1"><text:tab/><text:span text:style-name="T2">index.html</text:span></text:p>
      <text:p text:style-name="P4"><text:tab/>Steckbrief/</text:p>
      <text:p text:style-name="P4"><text:tab/><text:tab/>steckbrief.htm</text:p>
      <text:p text:style-name="P1"><text:tab/><text:span text:style-name="T1">Aufgabe_01/</text:span></text:p>
      <text:p text:style-name="P3"><text:tab/><text:tab/>index.html</text:p>
      <text:p text:style-name="P1"><text:tab/><text:tab/><text:span text:style-name="T1">konzept.png</text:span> (kann auch eine .jpg-Datei sei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0M35S</meta:editing-duration>
    <meta:editing-cycles>25</meta:editing-cycles>
    <meta:generator>OpenOffice/4.1.6$Win32 OpenOffice.org_project/416m1$Build-9790</meta:generator>
    <dc:date>2019-03-28T14:18:36.40</dc:date>
    <meta:document-statistic meta:table-count="0" meta:image-count="0" meta:object-count="0" meta:page-count="2" meta:paragraph-count="30" meta:word-count="268" meta:character-count="1922"/>
    <meta:user-defined meta:name="Info 1"/>
    <meta:user-defined meta:name="Info 2"/>
    <meta:user-defined meta:name="Info 3"/>
    <meta:user-defined meta:name="Info 4"/>
  </office:meta>
</office:document-meta>
</file>